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cm" table:align="margins" style:writing-mode="lr-tb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text-properties style:text-underline-style="none"/>
    </style:style>
    <style:style style:name="P6" style:family="paragraph" style:parent-style-name="Table_20_Contents">
      <style:text-properties style:text-underline-style="none" fo:font-weight="normal" style:font-weight-asian="normal" style:font-weight-complex="normal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Standard" style:master-page-name="First_20_Page">
      <style:paragraph-properties fo:text-align="end" style:justify-single-word="false" style:page-number="auto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tracked-changes text:track-changes="false">
        <text:changed-region xml:id="ct177785008" text:id="ct177785008">
          <text:insertion>
            <office:change-info>
              <dc:creator>Gauthier Bastien</dc:creator>
              <dc:date>2012-02-16T10:54:00</dc:date>
            </office:change-info>
          </text:insertion>
        </text:changed-region>
        <text:changed-region xml:id="ct177340320" text:id="ct177340320">
          <text:insertion>
            <office:change-info>
              <dc:creator>Gauthier Bastien</dc:creator>
              <dc:date>2012-02-16T10:22:00</dc:date>
            </office:change-info>
          </text:insertion>
        </text:changed-region>
        <text:changed-region xml:id="ct164224880" text:id="ct164224880">
          <text:insertion>
            <office:change-info>
              <dc:creator>Gauthier Bastien</dc:creator>
              <dc:date>2012-02-16T10:23:00</dc:date>
            </office:change-info>
          </text:insertion>
        </text:changed-region>
        <text:changed-region xml:id="ct163625504" text:id="ct163625504">
          <text:insertion>
            <office:change-info>
              <dc:creator>Gauthier Bastien</dc:creator>
              <dc:date>2012-02-16T10:57:00</dc:date>
            </office:change-info>
          </text:insertion>
        </text:changed-region>
        <text:changed-region xml:id="ct162561688" text:id="ct162561688">
          <text:insertion>
            <office:change-info>
              <dc:creator>Gauthier Bastien</dc:creator>
              <dc:date>2012-02-16T10:58:00</dc:date>
            </office:change-info>
          </text:insertion>
        </text:changed-region>
        <text:changed-region xml:id="ct175946720" text:id="ct175946720">
          <text:insertion>
            <office:change-info>
              <dc:creator>Gauthier Bastien</dc:creator>
              <dc:date>2012-05-15T12:47:00</dc:date>
            </office:change-info>
          </text:insertion>
        </text:changed-region>
        <text:changed-region xml:id="ct177341680" text:id="ct177341680">
          <text:insertion>
            <office:change-info>
              <dc:creator>Gauthier Bastien</dc:creator>
              <dc:date>2012-05-15T12:47:00</dc:date>
            </office:change-info>
          </text:insertion>
        </text:changed-region>
        <text:changed-region xml:id="ct162894504" text:id="ct162894504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6337976" text:id="ct176337976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62893200" text:id="ct162893200">
          <text:insertion>
            <office:change-info>
              <dc:creator>Gauthier Bastien</dc:creator>
              <dc:date>2012-02-16T10:28:00</dc:date>
            </office:change-info>
          </text:insertion>
        </text:changed-region>
        <text:changed-region xml:id="ct176280336" text:id="ct176280336">
          <text:insertion>
            <office:change-info>
              <dc:creator>Gauthier Bastien</dc:creator>
              <dc:date>2012-02-16T10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date style:data-style-name="N36" text:date-value="2012-06-14T10:36:15">14/06/2012</text:dat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Madame la Conseillère,</text:p>
      <text:p text:style-name="Standard"><text:tab/><text:tab/>Monsieur le Conseiller,</text:p>
      <text:p text:style-name="Standard"/>
      <text:p text:style-name="Standard"/>
      <text:p text:style-name="Standard"><text:tab/><text:tab/>Nous avons l'honneur de vous convoquer à la réunion du Conseil communal qui se tiendra le <text:change-start text:change-id="ct177785008"/>self.utranslate("weekday_%s" % self.getDate().aDay().lower(), domain="plonelocales").lower()<text:change-end text:change-id="ct177785008"/> <text:change-start text:change-id="ct177340320"/>tool.formatDate(self.getDate(), withHour=True)<text:change-end text:change-id="ct177340320"/>, à l'Hôtel de Ville, Place Communale à La Louvière, <text:change-start text:change-id="ct164224880"/>self.getPlace()<text:change-end text:change-id="ct164224880"/>.</text:p>
      <text:p text:style-name="Standard"/>
      <text:p text:style-name="P4">ORDRE DU JOUR :</text:p>
      <text:p text:style-name="P4"/>
      <text:p text:style-name="P2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<text:span text:style-name="T1"><office:annotation><dc:creator>Gauthier Bastien</dc:creator><dc:date>2012-02-14T16:41:11</dc:date><text:p text:style-name="P9"><text:span text:style-name="T2">do row for item in self.adapted().getPrintableItems(itemUids, privacy='public', categories=self.getNormalCategories())</text:span></text:p></office:annotation></text:span><text:change-start text:change-id="ct163625504"/><text:span text:style-name="T1">item.getItemNumber(relativeTo='meeting')</text:span><text:change-end text:change-id="ct163625504"/><text:span text:style-name="T1">.<text:tab/></text:span><text:change-start text:change-id="ct162561688"/><text:span text:style-name="T1">item.Title()</text:span><text:change-end text:change-id="ct162561688"/></text:p>
            <text:p text:style-name="Table_20_Contents"/>
          </table:table-cell>
        </table:table-row>
      </table:table>
      <text:p text:style-name="P3"/>
      <text:p text:style-name="P2">Huis clos :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6"><office:annotation><dc:creator>Gauthier Bastien</dc:creator><dc:date>2012-02-14T16:41:11</dc:date><text:p text:style-name="P9"><text:span text:style-name="T2">do row for elt in self.adapted().getPrintableItems(itemUids, privacy='secret'</text:span><text:span text:style-name="T3">, categories=self.getNormalCategories(), renumber=True</text:span><text:span text:style-name="T2">)</text:span></text:p></office:annotation><text:change-start text:change-id="ct175946720"/>elt[0]<text:change-end text:change-id="ct175946720"/>.<text:tab/><text:change-start text:change-id="ct177341680"/>elt[1].Title()<text:change-end text:change-id="ct177341680"/></text:p>
            <text:p text:style-name="Table_20_Contents"/>
          </table:table-cell>
        </table:table-row>
        <table:table-row>
          <table:table-cell table:style-name="Tableau2.A1" office:value-type="string">
            <text:p text:style-name="P6"/>
          </table:table-cell>
        </table:table-row>
      </table:table>
      <text:p text:style-name="Standard"/>
      <text:p text:style-name="Standard"><text:tab/>Nous vous prions d'agréer, Madame la Conseillère, Monsieur le Conseiller, l'expression de nos sentiments distingués,</text:p>
      <text:p text:style-name="Standard"/>
      <text:p text:style-name="Standard">Par le Collège :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"><text:change-start text:change-id="ct162894504"/>self.getSignatures().split('\n')[0]<text:change-end text:change-id="ct162894504"/></text:p>
          </table:table-cell>
          <table:table-cell table:style-name="Tableau6.A1" office:value-type="string">
            <text:p text:style-name="P1"><text:change-start text:change-id="ct176337976"/>self.getSignatures().split('\n')[2]<text:change-end text:change-id="ct176337976"/></text:p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/>
          </table:table-cell>
          <table:table-cell table:style-name="Tableau6.A1" office:value-type="string">
            <text:p text:style-name="P1"/>
          </table:table-cell>
        </table:table-row>
        <table:table-row>
          <table:table-cell table:style-name="Tableau6.A1" office:value-type="string">
            <text:p text:style-name="P1"><text:change-start text:change-id="ct162893200"/>self.getSignatures().split('\n')[1]<text:change-end text:change-id="ct162893200"/></text:p>
          </table:table-cell>
          <table:table-cell table:style-name="Tableau6.A1" office:value-type="string">
            <text:p text:style-name="P1"><text:change-start text:change-id="ct176280336"/>self.getSignatures().split('\n')[3]<text:change-end text:change-id="ct17628033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6-14T10:36:15</dc:date>
    <dc:creator>Gauthier Bastien</dc:creator>
    <meta:editing-duration>PT2H29M24S</meta:editing-duration>
    <meta:editing-cycles>49</meta:editing-cycles>
    <meta:generator>LibreOffice/3.5$Linux_x86 LibreOffice_project/350m1$Build-2</meta:generator>
    <meta:document-statistic meta:table-count="3" meta:image-count="0" meta:object-count="0" meta:page-count="1" meta:paragraph-count="16" meta:word-count="79" meta:character-count="754" meta:non-whitespace-character-count="686"/>
  </office:meta>
</office:document-meta>
</file>